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1.06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4" table:number-columns-repeated="11" table:default-cell-style-name="Default"/>
        <table:table-row table:style-name="ro1">
          <table:table-cell office:value-type="string">
            <text:p>USE</text:p>
          </table:table-cell>
          <table:table-cell table:number-columns-repeated="4"/>
          <table:table-cell office:value-type="string">
            <text:p>CAP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DIS</text:p>
          </table:table-cell>
          <table:table-cell table:number-columns-repeated="5"/>
          <table:table-cell office:value-type="string">
            <text:p>CAP</text:p>
          </table:table-cell>
          <table:table-cell office:value-type="string">
            <text:p>50%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DIS</text:p>
          </table:table-cell>
          <table:table-cell table:number-columns-repeated="5"/>
          <table:table-cell office:value-type="string">
            <text:p>CAP</text:p>
          </table:table-cell>
          <table:table-cell table:number-columns-repeated="4"/>
          <table:table-cell office:value-type="string">
            <text:p>B</text:p>
          </table:table-cell>
          <table:table-cell office:value-type="string">
            <text:p>DIS</text:p>
          </table:table-cell>
          <table:table-cell table:number-columns-repeated="15"/>
        </table:table-row>
        <table:table-row table:style-name="ro1">
          <table:table-cell office:value-type="string">
            <text:p>CPU</text:p>
          </table:table-cell>
          <table:table-cell office:value-type="string">
            <text:p>MEM</text:p>
          </table:table-cell>
          <table:table-cell office:value-type="string">
            <text:p>DISK</text:p>
          </table:table-cell>
          <table:table-cell office:value-type="string">
            <text:p>NET</text:p>
          </table:table-cell>
          <table:table-cell/>
          <table:table-cell office:value-type="string">
            <text:p>CPU</text:p>
          </table:table-cell>
          <table:table-cell office:value-type="string">
            <text:p>MEM</text:p>
          </table:table-cell>
          <table:table-cell office:value-type="string">
            <text:p>DISK</text:p>
          </table:table-cell>
          <table:table-cell office:value-type="string">
            <text:p>NET</text:p>
          </table:table-cell>
          <table:table-cell table:number-columns-repeated="8"/>
          <table:table-cell office:value-type="string">
            <text:p>CPU</text:p>
          </table:table-cell>
          <table:table-cell office:value-type="string">
            <text:p>MEM</text:p>
          </table:table-cell>
          <table:table-cell office:value-type="string">
            <text:p>DISK</text:p>
          </table:table-cell>
          <table:table-cell office:value-type="string">
            <text:p>NET</text:p>
          </table:table-cell>
          <table:table-cell table:number-columns-repeated="8"/>
          <table:table-cell office:value-type="string">
            <text:p>CPU</text:p>
          </table:table-cell>
          <table:table-cell office:value-type="string">
            <text:p>MEM</text:p>
          </table:table-cell>
          <table:table-cell office:value-type="string">
            <text:p>DISK</text:p>
          </table:table-cell>
          <table:table-cell office:value-type="string">
            <text:p>NET</text:p>
          </table:table-cell>
          <table:table-cell table:number-columns-repeated="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3]-[.$A3]; [.K3])" office:value-type="float" office:value="8100">
            <text:p>8100</text:p>
          </table:table-cell>
          <table:table-cell table:formula="of:=POWER([.G3]-[.$B3]; [.K3])" office:value-type="float" office:value="361">
            <text:p>361</text:p>
          </table:table-cell>
          <table:table-cell table:formula="of:=POWER([.H3]-[.$C3]; [.K3])" office:value-type="float" office:value="8100">
            <text:p>8100</text:p>
          </table:table-cell>
          <table:table-cell table:formula="of:=POWER([.I3]-[.$D3]; [.K3])" office:value-type="float" office:value="256">
            <text:p>256</text:p>
          </table:table-cell>
          <table:table-cell table:formula="of:=SQRT(SUM([.L3:.O3]))" office:value-type="float" office:value="129.680376310373">
            <text:p>129.6803763104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3]-[.$A3]; [.W3])" office:value-type="float" office:value="1600">
            <text:p>1600</text:p>
          </table:table-cell>
          <table:table-cell table:formula="of:=POWER([.S3]-[.$B3]; [.W3])" office:value-type="float" office:value="961">
            <text:p>961</text:p>
          </table:table-cell>
          <table:table-cell table:formula="of:=POWER([.T3]-[.$C3]; [.W3])" office:value-type="float" office:value="1600">
            <text:p>1600</text:p>
          </table:table-cell>
          <table:table-cell table:formula="of:=POWER([.U3]-[.$D3]; [.W3])" office:value-type="float" office:value="1156">
            <text:p>1156</text:p>
          </table:table-cell>
          <table:table-cell table:style-name="ce1" table:formula="of:=POWER(SUM([.X3:.AA3]); 1/[.W3])" office:value-type="float" office:value="72.9177618965366">
            <text:p>72.9177618965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3]-[.$A3]; [.AI3])" office:value-type="float" office:value="64000">
            <text:p>64000</text:p>
          </table:table-cell>
          <table:table-cell table:formula="of:=POWER([.AE3]-[.$B3]; [.AI3])" office:value-type="float" office:value="-29791">
            <text:p>-29791</text:p>
          </table:table-cell>
          <table:table-cell table:formula="of:=POWER([.AF3]-[.$C3]; [.AI3])" office:value-type="float" office:value="64000">
            <text:p>64000</text:p>
          </table:table-cell>
          <table:table-cell table:formula="of:=POWER([.AG3]-[.$D3]; [.AI3])" office:value-type="float" office:value="-39304">
            <text:p>-39304</text:p>
          </table:table-cell>
          <table:table-cell table:style-name="ce1" table:formula="of:=POWER(SUM([.AJ3:.AM3]); 1/[.AI3])" office:value-type="float" office:value="38.9090583205353">
            <text:p>38.9090583205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4]-[.$A4]; [.K4])" office:value-type="float" office:value="784">
            <text:p>784</text:p>
          </table:table-cell>
          <table:table-cell table:formula="of:=POWER([.G4]-[.$B4]; [.K4])" office:value-type="float" office:value="3025">
            <text:p>3025</text:p>
          </table:table-cell>
          <table:table-cell table:formula="of:=POWER([.H4]-[.$C4]; [.K4])" office:value-type="float" office:value="3364">
            <text:p>3364</text:p>
          </table:table-cell>
          <table:table-cell table:formula="of:=POWER([.I4]-[.$D4]; [.K4])" office:value-type="float" office:value="529">
            <text:p>529</text:p>
          </table:table-cell>
          <table:table-cell table:formula="of:=SQRT(SUM([.L4:.O4]))" office:value-type="float" office:value="87.7610391916595">
            <text:p>87.7610391917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4]-[.$A4]; [.W4])" office:value-type="float" office:value="484">
            <text:p>484</text:p>
          </table:table-cell>
          <table:table-cell table:formula="of:=POWER([.S4]-[.$B4]; [.W4])" office:value-type="float" office:value="25">
            <text:p>25</text:p>
          </table:table-cell>
          <table:table-cell table:formula="of:=POWER([.T4]-[.$C4]; [.W4])" office:value-type="float" office:value="64">
            <text:p>64</text:p>
          </table:table-cell>
          <table:table-cell table:formula="of:=POWER([.U4]-[.$D4]; [.W4])" office:value-type="float" office:value="729">
            <text:p>729</text:p>
          </table:table-cell>
          <table:table-cell table:formula="of:=POWER(SUM([.X4:.AA4]); 1/[.W4])" office:value-type="float" office:value="36.0832371053374">
            <text:p>36.0832371053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4]-[.$A4]; [.AI4])" office:value-type="float" office:value="-10648">
            <text:p>-10648</text:p>
          </table:table-cell>
          <table:table-cell table:formula="of:=POWER([.AE4]-[.$B4]; [.AI4])" office:value-type="float" office:value="125">
            <text:p>125</text:p>
          </table:table-cell>
          <table:table-cell table:formula="of:=POWER([.AF4]-[.$C4]; [.AI4])" office:value-type="float" office:value="512">
            <text:p>512</text:p>
          </table:table-cell>
          <table:table-cell table:formula="of:=POWER([.AG4]-[.$D4]; [.AI4])" office:value-type="float" office:value="-19683">
            <text:p>-19683</text:p>
          </table:table-cell>
          <table:table-cell table:formula="of:=POWER(SUM([.AJ4:.AM4]); 1/[.AI4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5]-[.$A5]; [.K5])" office:value-type="float" office:value="3364">
            <text:p>3364</text:p>
          </table:table-cell>
          <table:table-cell table:formula="of:=POWER([.G5]-[.$B5]; [.K5])" office:value-type="float" office:value="4225">
            <text:p>4225</text:p>
          </table:table-cell>
          <table:table-cell table:formula="of:=POWER([.H5]-[.$C5]; [.K5])" office:value-type="float" office:value="2116">
            <text:p>2116</text:p>
          </table:table-cell>
          <table:table-cell table:formula="of:=POWER([.I5]-[.$D5]; [.K5])" office:value-type="float" office:value="1296">
            <text:p>1296</text:p>
          </table:table-cell>
          <table:table-cell table:formula="of:=SQRT(SUM([.L5:.O5]))" office:value-type="float" office:value="104.885652021618">
            <text:p>104.885652021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5]-[.$A5]; [.W5])" office:value-type="float" office:value="64">
            <text:p>64</text:p>
          </table:table-cell>
          <table:table-cell table:formula="of:=POWER([.S5]-[.$B5]; [.W5])" office:value-type="float" office:value="225">
            <text:p>225</text:p>
          </table:table-cell>
          <table:table-cell table:formula="of:=POWER([.T5]-[.$C5]; [.W5])" office:value-type="float" office:value="16">
            <text:p>16</text:p>
          </table:table-cell>
          <table:table-cell table:formula="of:=POWER([.U5]-[.$D5]; [.W5])" office:value-type="float" office:value="196">
            <text:p>196</text:p>
          </table:table-cell>
          <table:table-cell table:formula="of:=POWER(SUM([.X5:.AA5]); 1/[.W5])" office:value-type="float" office:value="22.3830292855994">
            <text:p>22.383029285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5]-[.$A5]; [.AI5])" office:value-type="float" office:value="512">
            <text:p>512</text:p>
          </table:table-cell>
          <table:table-cell table:formula="of:=POWER([.AE5]-[.$B5]; [.AI5])" office:value-type="float" office:value="3375">
            <text:p>3375</text:p>
          </table:table-cell>
          <table:table-cell table:formula="of:=POWER([.AF5]-[.$C5]; [.AI5])" office:value-type="float" office:value="-64">
            <text:p>-64</text:p>
          </table:table-cell>
          <table:table-cell table:formula="of:=POWER([.AG5]-[.$D5]; [.AI5])" office:value-type="float" office:value="-2744">
            <text:p>-2744</text:p>
          </table:table-cell>
          <table:table-cell table:formula="of:=POWER(SUM([.AJ5:.AM5]); 1/[.AI5])" office:value-type="float" office:value="10.2566880800811">
            <text:p>10.2566880801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6]-[.$A6]; [.K6])" office:value-type="float" office:value="3969">
            <text:p>3969</text:p>
          </table:table-cell>
          <table:table-cell table:formula="of:=POWER([.G6]-[.$B6]; [.K6])" office:value-type="float" office:value="8100">
            <text:p>8100</text:p>
          </table:table-cell>
          <table:table-cell table:formula="of:=POWER([.H6]-[.$C6]; [.K6])" office:value-type="float" office:value="2601">
            <text:p>2601</text:p>
          </table:table-cell>
          <table:table-cell table:formula="of:=POWER([.I6]-[.$D6]; [.K6])" office:value-type="float" office:value="3249">
            <text:p>3249</text:p>
          </table:table-cell>
          <table:table-cell table:formula="of:=SQRT(SUM([.L6:.O6]))" office:value-type="float" office:value="133.861869103939">
            <text:p>133.861869103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6]-[.$A6]; [.W6])" office:value-type="float" office:value="169">
            <text:p>169</text:p>
          </table:table-cell>
          <table:table-cell table:formula="of:=POWER([.S6]-[.$B6]; [.W6])" office:value-type="float" office:value="1600">
            <text:p>1600</text:p>
          </table:table-cell>
          <table:table-cell table:formula="of:=POWER([.T6]-[.$C6]; [.W6])" office:value-type="float" office:value="1">
            <text:p>1</text:p>
          </table:table-cell>
          <table:table-cell table:formula="of:=POWER([.U6]-[.$D6]; [.W6])" office:value-type="float" office:value="49">
            <text:p>49</text:p>
          </table:table-cell>
          <table:table-cell table:formula="of:=POWER(SUM([.X6:.AA6]); 1/[.W6])" office:value-type="float" office:value="42.6497362242723">
            <text:p>42.6497362243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6]-[.$A6]; [.AI6])" office:value-type="float" office:value="2197">
            <text:p>2197</text:p>
          </table:table-cell>
          <table:table-cell table:formula="of:=POWER([.AE6]-[.$B6]; [.AI6])" office:value-type="float" office:value="64000">
            <text:p>64000</text:p>
          </table:table-cell>
          <table:table-cell table:formula="of:=POWER([.AF6]-[.$C6]; [.AI6])" office:value-type="float" office:value="1">
            <text:p>1</text:p>
          </table:table-cell>
          <table:table-cell table:formula="of:=POWER([.AG6]-[.$D6]; [.AI6])" office:value-type="float" office:value="343">
            <text:p>343</text:p>
          </table:table-cell>
          <table:table-cell table:formula="of:=POWER(SUM([.AJ6:.AM6]); 1/[.AI6])" office:value-type="float" office:value="40.5225196102096">
            <text:p>40.5225196102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7]-[.$A7]; [.K7])" office:value-type="float" office:value="3969">
            <text:p>3969</text:p>
          </table:table-cell>
          <table:table-cell table:formula="of:=POWER([.G7]-[.$B7]; [.K7])" office:value-type="float" office:value="8100">
            <text:p>8100</text:p>
          </table:table-cell>
          <table:table-cell table:formula="of:=POWER([.H7]-[.$C7]; [.K7])" office:value-type="float" office:value="2916">
            <text:p>2916</text:p>
          </table:table-cell>
          <table:table-cell table:formula="of:=POWER([.I7]-[.$D7]; [.K7])" office:value-type="float" office:value="3721">
            <text:p>3721</text:p>
          </table:table-cell>
          <table:table-cell table:formula="of:=SQRT(SUM([.L7:.O7]))" office:value-type="float" office:value="136.769879725033">
            <text:p>136.769879725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7]-[.$A7]; [.W7])" office:value-type="float" office:value="169">
            <text:p>169</text:p>
          </table:table-cell>
          <table:table-cell table:formula="of:=POWER([.S7]-[.$B7]; [.W7])" office:value-type="float" office:value="1600">
            <text:p>1600</text:p>
          </table:table-cell>
          <table:table-cell table:formula="of:=POWER([.T7]-[.$C7]; [.W7])" office:value-type="float" office:value="16">
            <text:p>16</text:p>
          </table:table-cell>
          <table:table-cell table:formula="of:=POWER([.U7]-[.$D7]; [.W7])" office:value-type="float" office:value="121">
            <text:p>121</text:p>
          </table:table-cell>
          <table:table-cell table:formula="of:=POWER(SUM([.X7:.AA7]); 1/[.W7])" office:value-type="float" office:value="43.6577599058862">
            <text:p>43.657759905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7]-[.$A7]; [.AI7])" office:value-type="float" office:value="2197">
            <text:p>2197</text:p>
          </table:table-cell>
          <table:table-cell table:formula="of:=POWER([.AE7]-[.$B7]; [.AI7])" office:value-type="float" office:value="64000">
            <text:p>64000</text:p>
          </table:table-cell>
          <table:table-cell table:formula="of:=POWER([.AF7]-[.$C7]; [.AI7])" office:value-type="float" office:value="64">
            <text:p>64</text:p>
          </table:table-cell>
          <table:table-cell table:formula="of:=POWER([.AG7]-[.$D7]; [.AI7])" office:value-type="float" office:value="1331">
            <text:p>1331</text:p>
          </table:table-cell>
          <table:table-cell table:formula="of:=POWER(SUM([.AJ7:.AM7]); 1/[.AI7])" office:value-type="float" office:value="40.7347541045239">
            <text:p>40.7347541045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85">
            <text:p>85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8]-[.$A8]; [.K8])" office:value-type="float" office:value="8464">
            <text:p>8464</text:p>
          </table:table-cell>
          <table:table-cell table:formula="of:=POWER([.G8]-[.$B8]; [.K8])" office:value-type="float" office:value="225">
            <text:p>225</text:p>
          </table:table-cell>
          <table:table-cell table:formula="of:=POWER([.H8]-[.$C8]; [.K8])" office:value-type="float" office:value="3249">
            <text:p>3249</text:p>
          </table:table-cell>
          <table:table-cell table:formula="of:=POWER([.I8]-[.$D8]; [.K8])" office:value-type="float" office:value="225">
            <text:p>225</text:p>
          </table:table-cell>
          <table:table-cell table:formula="of:=SQRT(SUM([.L8:.O8]))" office:value-type="float" office:value="110.285991857534">
            <text:p>110.2859918575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8]-[.$A8]; [.W8])" office:value-type="float" office:value="1764">
            <text:p>1764</text:p>
          </table:table-cell>
          <table:table-cell table:formula="of:=POWER([.S8]-[.$B8]; [.W8])" office:value-type="float" office:value="1225">
            <text:p>1225</text:p>
          </table:table-cell>
          <table:table-cell table:formula="of:=POWER([.T8]-[.$C8]; [.W8])" office:value-type="float" office:value="49">
            <text:p>49</text:p>
          </table:table-cell>
          <table:table-cell table:formula="of:=POWER([.U8]-[.$D8]; [.W8])" office:value-type="float" office:value="1225">
            <text:p>1225</text:p>
          </table:table-cell>
          <table:table-cell table:formula="of:=POWER(SUM([.X8:.AA8]); 1/[.W8])" office:value-type="float" office:value="65.2916533716217">
            <text:p>65.291653371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8]-[.$A8]; [.AI8])" office:value-type="float" office:value="74088">
            <text:p>74088</text:p>
          </table:table-cell>
          <table:table-cell table:formula="of:=POWER([.AE8]-[.$B8]; [.AI8])" office:value-type="float" office:value="-42875">
            <text:p>-42875</text:p>
          </table:table-cell>
          <table:table-cell table:formula="of:=POWER([.AF8]-[.$C8]; [.AI8])" office:value-type="float" office:value="343">
            <text:p>343</text:p>
          </table:table-cell>
          <table:table-cell table:formula="of:=POWER([.AG8]-[.$D8]; [.AI8])" office:value-type="float" office:value="-42875">
            <text:p>-42875</text:p>
          </table:table-cell>
          <table:table-cell table:formula="of:=POWER(SUM([.AJ8:.AM8]); 1/[.AI8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9]-[.$A9]; [.K9])" office:value-type="float" office:value="2916">
            <text:p>2916</text:p>
          </table:table-cell>
          <table:table-cell table:formula="of:=POWER([.G9]-[.$B9]; [.K9])" office:value-type="float" office:value="3721">
            <text:p>3721</text:p>
          </table:table-cell>
          <table:table-cell table:formula="of:=POWER([.H9]-[.$C9]; [.K9])" office:value-type="float" office:value="676">
            <text:p>676</text:p>
          </table:table-cell>
          <table:table-cell table:formula="of:=POWER([.I9]-[.$D9]; [.K9])" office:value-type="float" office:value="576">
            <text:p>576</text:p>
          </table:table-cell>
          <table:table-cell table:formula="of:=SQRT(SUM([.L9:.O9]))" office:value-type="float" office:value="88.8200427831466">
            <text:p>88.8200427831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9]-[.$A9]; [.W9])" office:value-type="float" office:value="16">
            <text:p>16</text:p>
          </table:table-cell>
          <table:table-cell table:formula="of:=POWER([.S9]-[.$B9]; [.W9])" office:value-type="float" office:value="121">
            <text:p>121</text:p>
          </table:table-cell>
          <table:table-cell table:formula="of:=POWER([.T9]-[.$C9]; [.W9])" office:value-type="float" office:value="576">
            <text:p>576</text:p>
          </table:table-cell>
          <table:table-cell table:formula="of:=POWER([.U9]-[.$D9]; [.W9])" office:value-type="float" office:value="676">
            <text:p>676</text:p>
          </table:table-cell>
          <table:table-cell table:formula="of:=POWER(SUM([.X9:.AA9]); 1/[.W9])" office:value-type="float" office:value="37.2692903071684">
            <text:p>37.2692903072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9]-[.$A9]; [.AI9])" office:value-type="float" office:value="64">
            <text:p>64</text:p>
          </table:table-cell>
          <table:table-cell table:formula="of:=POWER([.AE9]-[.$B9]; [.AI9])" office:value-type="float" office:value="1331">
            <text:p>1331</text:p>
          </table:table-cell>
          <table:table-cell table:formula="of:=POWER([.AF9]-[.$C9]; [.AI9])" office:value-type="float" office:value="-13824">
            <text:p>-13824</text:p>
          </table:table-cell>
          <table:table-cell table:formula="of:=POWER([.AG9]-[.$D9]; [.AI9])" office:value-type="float" office:value="-17576">
            <text:p>-17576</text:p>
          </table:table-cell>
          <table:table-cell table:formula="of:=POWER(SUM([.AJ9:.AM9]); 1/[.AI9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10]-[.$A10]; [.K10])" office:value-type="float" office:value="1369">
            <text:p>1369</text:p>
          </table:table-cell>
          <table:table-cell table:formula="of:=POWER([.G10]-[.$B10]; [.K10])" office:value-type="float" office:value="784">
            <text:p>784</text:p>
          </table:table-cell>
          <table:table-cell table:formula="of:=POWER([.H10]-[.$C10]; [.K10])" office:value-type="float" office:value="2116">
            <text:p>2116</text:p>
          </table:table-cell>
          <table:table-cell table:formula="of:=POWER([.I10]-[.$D10]; [.K10])" office:value-type="float" office:value="4761">
            <text:p>4761</text:p>
          </table:table-cell>
          <table:table-cell table:formula="of:=SQRT(SUM([.L10:.O10]))" office:value-type="float" office:value="95.0263121456368">
            <text:p>95.026312145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10]-[.$A10]; [.W10])" office:value-type="float" office:value="169">
            <text:p>169</text:p>
          </table:table-cell>
          <table:table-cell table:formula="of:=POWER([.S10]-[.$B10]; [.W10])" office:value-type="float" office:value="484">
            <text:p>484</text:p>
          </table:table-cell>
          <table:table-cell table:formula="of:=POWER([.T10]-[.$C10]; [.W10])" office:value-type="float" office:value="16">
            <text:p>16</text:p>
          </table:table-cell>
          <table:table-cell table:formula="of:=POWER([.U10]-[.$D10]; [.W10])" office:value-type="float" office:value="361">
            <text:p>361</text:p>
          </table:table-cell>
          <table:table-cell table:formula="of:=POWER(SUM([.X10:.AA10]); 1/[.W10])" office:value-type="float" office:value="32.0936130717624">
            <text:p>32.0936130718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10]-[.$A10]; [.AI10])" office:value-type="float" office:value="-2197">
            <text:p>-2197</text:p>
          </table:table-cell>
          <table:table-cell table:formula="of:=POWER([.AE10]-[.$B10]; [.AI10])" office:value-type="float" office:value="-10648">
            <text:p>-10648</text:p>
          </table:table-cell>
          <table:table-cell table:formula="of:=POWER([.AF10]-[.$C10]; [.AI10])" office:value-type="float" office:value="-64">
            <text:p>-64</text:p>
          </table:table-cell>
          <table:table-cell table:formula="of:=POWER([.AG10]-[.$D10]; [.AI10])" office:value-type="float" office:value="6859">
            <text:p>6859</text:p>
          </table:table-cell>
          <table:table-cell table:formula="of:=POWER(SUM([.AJ10:.AM10]); 1/[.AI10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11]-[.$A11]; [.K11])" office:value-type="float" office:value="8836">
            <text:p>8836</text:p>
          </table:table-cell>
          <table:table-cell table:formula="of:=POWER([.G11]-[.$B11]; [.K11])" office:value-type="float" office:value="2116">
            <text:p>2116</text:p>
          </table:table-cell>
          <table:table-cell table:formula="of:=POWER([.H11]-[.$C11]; [.K11])" office:value-type="float" office:value="400">
            <text:p>400</text:p>
          </table:table-cell>
          <table:table-cell table:formula="of:=POWER([.I11]-[.$D11]; [.K11])" office:value-type="float" office:value="3721">
            <text:p>3721</text:p>
          </table:table-cell>
          <table:table-cell table:formula="of:=SQRT(SUM([.L11:.O11]))" office:value-type="float" office:value="122.772146678308">
            <text:p>122.7721466783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11]-[.$A11]; [.W11])" office:value-type="float" office:value="1936">
            <text:p>1936</text:p>
          </table:table-cell>
          <table:table-cell table:formula="of:=POWER([.S11]-[.$B11]; [.W11])" office:value-type="float" office:value="16">
            <text:p>16</text:p>
          </table:table-cell>
          <table:table-cell table:formula="of:=POWER([.T11]-[.$C11]; [.W11])" office:value-type="float" office:value="900">
            <text:p>900</text:p>
          </table:table-cell>
          <table:table-cell table:formula="of:=POWER([.U11]-[.$D11]; [.W11])" office:value-type="float" office:value="121">
            <text:p>121</text:p>
          </table:table-cell>
          <table:table-cell table:formula="of:=POWER(SUM([.X11:.AA11]); 1/[.W11])" office:value-type="float" office:value="54.5252235208623">
            <text:p>54.525223520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11]-[.$A11]; [.AI11])" office:value-type="float" office:value="85184">
            <text:p>85184</text:p>
          </table:table-cell>
          <table:table-cell table:formula="of:=POWER([.AE11]-[.$B11]; [.AI11])" office:value-type="float" office:value="-64">
            <text:p>-64</text:p>
          </table:table-cell>
          <table:table-cell table:formula="of:=POWER([.AF11]-[.$C11]; [.AI11])" office:value-type="float" office:value="-27000">
            <text:p>-27000</text:p>
          </table:table-cell>
          <table:table-cell table:formula="of:=POWER([.AG11]-[.$D11]; [.AI11])" office:value-type="float" office:value="1331">
            <text:p>1331</text:p>
          </table:table-cell>
          <table:table-cell table:formula="of:=POWER(SUM([.AJ11:.AM11]); 1/[.AI11])" office:value-type="float" office:value="39.0289069054505">
            <text:p>39.0289069055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12]-[.$A12]; [.K12])" office:value-type="float" office:value="784">
            <text:p>784</text:p>
          </table:table-cell>
          <table:table-cell table:formula="of:=POWER([.G12]-[.$B12]; [.K12])" office:value-type="float" office:value="100">
            <text:p>100</text:p>
          </table:table-cell>
          <table:table-cell table:formula="of:=POWER([.H12]-[.$C12]; [.K12])" office:value-type="float" office:value="2601">
            <text:p>2601</text:p>
          </table:table-cell>
          <table:table-cell table:formula="of:=POWER([.I12]-[.$D12]; [.K12])" office:value-type="float" office:value="1089">
            <text:p>1089</text:p>
          </table:table-cell>
          <table:table-cell table:style-name="ce1" table:formula="of:=SQRT(SUM([.L12:.O12]))" office:value-type="float" office:value="67.6313536756437">
            <text:p>67.631353675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12]-[.$A12]; [.W12])" office:value-type="float" office:value="484">
            <text:p>484</text:p>
          </table:table-cell>
          <table:table-cell table:formula="of:=POWER([.S12]-[.$B12]; [.W12])" office:value-type="float" office:value="1600">
            <text:p>1600</text:p>
          </table:table-cell>
          <table:table-cell table:formula="of:=POWER([.T12]-[.$C12]; [.W12])" office:value-type="float" office:value="1">
            <text:p>1</text:p>
          </table:table-cell>
          <table:table-cell table:formula="of:=POWER([.U12]-[.$D12]; [.W12])" office:value-type="float" office:value="289">
            <text:p>289</text:p>
          </table:table-cell>
          <table:table-cell table:formula="of:=POWER(SUM([.X12:.AA12]); 1/[.W12])" office:value-type="float" office:value="48.7237108603193">
            <text:p>48.7237108603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12]-[.$A12]; [.AI12])" office:value-type="float" office:value="-10648">
            <text:p>-10648</text:p>
          </table:table-cell>
          <table:table-cell table:formula="of:=POWER([.AE12]-[.$B12]; [.AI12])" office:value-type="float" office:value="-64000">
            <text:p>-64000</text:p>
          </table:table-cell>
          <table:table-cell table:formula="of:=POWER([.AF12]-[.$C12]; [.AI12])" office:value-type="float" office:value="1">
            <text:p>1</text:p>
          </table:table-cell>
          <table:table-cell table:formula="of:=POWER([.AG12]-[.$D12]; [.AI12])" office:value-type="float" office:value="-4913">
            <text:p>-4913</text:p>
          </table:table-cell>
          <table:table-cell table:formula="of:=POWER(SUM([.AJ12:.AM12]); 1/[.AI12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13]-[.$A13]; [.K13])" office:value-type="float" office:value="3600">
            <text:p>3600</text:p>
          </table:table-cell>
          <table:table-cell table:formula="of:=POWER([.G13]-[.$B13]; [.K13])" office:value-type="float" office:value="3721">
            <text:p>3721</text:p>
          </table:table-cell>
          <table:table-cell table:formula="of:=POWER([.H13]-[.$C13]; [.K13])" office:value-type="float" office:value="3136">
            <text:p>3136</text:p>
          </table:table-cell>
          <table:table-cell table:formula="of:=POWER([.I13]-[.$D13]; [.K13])" office:value-type="float" office:value="676">
            <text:p>676</text:p>
          </table:table-cell>
          <table:table-cell table:formula="of:=SQRT(SUM([.L13:.O13]))" office:value-type="float" office:value="105.513032370414">
            <text:p>105.5130323704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13]-[.$A13]; [.W13])" office:value-type="float" office:value="100">
            <text:p>100</text:p>
          </table:table-cell>
          <table:table-cell table:formula="of:=POWER([.S13]-[.$B13]; [.W13])" office:value-type="float" office:value="121">
            <text:p>121</text:p>
          </table:table-cell>
          <table:table-cell table:formula="of:=POWER([.T13]-[.$C13]; [.W13])" office:value-type="float" office:value="36">
            <text:p>36</text:p>
          </table:table-cell>
          <table:table-cell table:formula="of:=POWER([.U13]-[.$D13]; [.W13])" office:value-type="float" office:value="576">
            <text:p>576</text:p>
          </table:table-cell>
          <table:table-cell table:formula="of:=POWER(SUM([.X13:.AA13]); 1/[.W13])" office:value-type="float" office:value="28.8617393793236">
            <text:p>28.8617393793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13]-[.$A13]; [.AI13])" office:value-type="float" office:value="1000">
            <text:p>1000</text:p>
          </table:table-cell>
          <table:table-cell table:formula="of:=POWER([.AE13]-[.$B13]; [.AI13])" office:value-type="float" office:value="1331">
            <text:p>1331</text:p>
          </table:table-cell>
          <table:table-cell table:formula="of:=POWER([.AF13]-[.$C13]; [.AI13])" office:value-type="float" office:value="216">
            <text:p>216</text:p>
          </table:table-cell>
          <table:table-cell table:formula="of:=POWER([.AG13]-[.$D13]; [.AI13])" office:value-type="float" office:value="-13824">
            <text:p>-13824</text:p>
          </table:table-cell>
          <table:table-cell table:formula="of:=POWER(SUM([.AJ13:.AM13]); 1/[.AI13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14]-[.$A14]; [.K14])" office:value-type="float" office:value="2304">
            <text:p>2304</text:p>
          </table:table-cell>
          <table:table-cell table:formula="of:=POWER([.G14]-[.$B14]; [.K14])" office:value-type="float" office:value="961">
            <text:p>961</text:p>
          </table:table-cell>
          <table:table-cell table:formula="of:=POWER([.H14]-[.$C14]; [.K14])" office:value-type="float" office:value="4624">
            <text:p>4624</text:p>
          </table:table-cell>
          <table:table-cell table:formula="of:=POWER([.I14]-[.$D14]; [.K14])" office:value-type="float" office:value="5041">
            <text:p>5041</text:p>
          </table:table-cell>
          <table:table-cell table:formula="of:=SQRT(SUM([.L14:.O14]))" office:value-type="float" office:value="113.710157857599">
            <text:p>113.710157857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14]-[.$A14]; [.W14])" office:value-type="float" office:value="4">
            <text:p>4</text:p>
          </table:table-cell>
          <table:table-cell table:formula="of:=POWER([.S14]-[.$B14]; [.W14])" office:value-type="float" office:value="361">
            <text:p>361</text:p>
          </table:table-cell>
          <table:table-cell table:formula="of:=POWER([.T14]-[.$C14]; [.W14])" office:value-type="float" office:value="324">
            <text:p>324</text:p>
          </table:table-cell>
          <table:table-cell table:formula="of:=POWER([.U14]-[.$D14]; [.W14])" office:value-type="float" office:value="441">
            <text:p>441</text:p>
          </table:table-cell>
          <table:table-cell table:formula="of:=POWER(SUM([.X14:.AA14]); 1/[.W14])" office:value-type="float" office:value="33.6154726279432">
            <text:p>33.615472627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14]-[.$A14]; [.AI14])" office:value-type="float" office:value="-8">
            <text:p>-8</text:p>
          </table:table-cell>
          <table:table-cell table:formula="of:=POWER([.AE14]-[.$B14]; [.AI14])" office:value-type="float" office:value="-6859">
            <text:p>-6859</text:p>
          </table:table-cell>
          <table:table-cell table:formula="of:=POWER([.AF14]-[.$C14]; [.AI14])" office:value-type="float" office:value="5832">
            <text:p>5832</text:p>
          </table:table-cell>
          <table:table-cell table:formula="of:=POWER([.AG14]-[.$D14]; [.AI14])" office:value-type="float" office:value="9261">
            <text:p>9261</text:p>
          </table:table-cell>
          <table:table-cell table:formula="of:=POWER(SUM([.AJ14:.AM14]); 1/[.AI14])" office:value-type="float" office:value="20.1865871811982">
            <text:p>20.1865871812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15]-[.$A15]; [.K15])" office:value-type="float" office:value="8464">
            <text:p>8464</text:p>
          </table:table-cell>
          <table:table-cell table:formula="of:=POWER([.G15]-[.$B15]; [.K15])" office:value-type="float" office:value="961">
            <text:p>961</text:p>
          </table:table-cell>
          <table:table-cell table:formula="of:=POWER([.H15]-[.$C15]; [.K15])" office:value-type="float" office:value="324">
            <text:p>324</text:p>
          </table:table-cell>
          <table:table-cell table:formula="of:=POWER([.I15]-[.$D15]; [.K15])" office:value-type="float" office:value="121">
            <text:p>121</text:p>
          </table:table-cell>
          <table:table-cell table:formula="of:=SQRT(SUM([.L15:.O15]))" office:value-type="float" office:value="99.3478736561583">
            <text:p>99.3478736562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15]-[.$A15]; [.W15])" office:value-type="float" office:value="1764">
            <text:p>1764</text:p>
          </table:table-cell>
          <table:table-cell table:formula="of:=POWER([.S15]-[.$B15]; [.W15])" office:value-type="float" office:value="361">
            <text:p>361</text:p>
          </table:table-cell>
          <table:table-cell table:formula="of:=POWER([.T15]-[.$C15]; [.W15])" office:value-type="float" office:value="1024">
            <text:p>1024</text:p>
          </table:table-cell>
          <table:table-cell table:formula="of:=POWER([.U15]-[.$D15]; [.W15])" office:value-type="float" office:value="1521">
            <text:p>1521</text:p>
          </table:table-cell>
          <table:table-cell table:formula="of:=POWER(SUM([.X15:.AA15]); 1/[.W15])" office:value-type="float" office:value="68.3373982530796">
            <text:p>68.3373982531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15]-[.$A15]; [.AI15])" office:value-type="float" office:value="74088">
            <text:p>74088</text:p>
          </table:table-cell>
          <table:table-cell table:formula="of:=POWER([.AE15]-[.$B15]; [.AI15])" office:value-type="float" office:value="-6859">
            <text:p>-6859</text:p>
          </table:table-cell>
          <table:table-cell table:formula="of:=POWER([.AF15]-[.$C15]; [.AI15])" office:value-type="float" office:value="-32768">
            <text:p>-32768</text:p>
          </table:table-cell>
          <table:table-cell table:formula="of:=POWER([.AG15]-[.$D15]; [.AI15])" office:value-type="float" office:value="-59319">
            <text:p>-59319</text:p>
          </table:table-cell>
          <table:table-cell table:formula="of:=POWER(SUM([.AJ15:.AM15]); 1/[.AI15])" office:value-type="float" office:value="0">
            <text:p>#VALUE!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16]-[.$A16]; [.K16])" office:value-type="float" office:value="3481">
            <text:p>3481</text:p>
          </table:table-cell>
          <table:table-cell table:formula="of:=POWER([.G16]-[.$B16]; [.K16])" office:value-type="float" office:value="3600">
            <text:p>3600</text:p>
          </table:table-cell>
          <table:table-cell table:formula="of:=POWER([.H16]-[.$C16]; [.K16])" office:value-type="float" office:value="961">
            <text:p>961</text:p>
          </table:table-cell>
          <table:table-cell table:formula="of:=POWER([.I16]-[.$D16]; [.K16])" office:value-type="float" office:value="3364">
            <text:p>3364</text:p>
          </table:table-cell>
          <table:table-cell table:formula="of:=SQRT(SUM([.L16:.O16]))" office:value-type="float" office:value="106.798876398584">
            <text:p>106.798876398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16]-[.$A16]; [.W16])" office:value-type="float" office:value="81">
            <text:p>81</text:p>
          </table:table-cell>
          <table:table-cell table:formula="of:=POWER([.S16]-[.$B16]; [.W16])" office:value-type="float" office:value="100">
            <text:p>100</text:p>
          </table:table-cell>
          <table:table-cell table:formula="of:=POWER([.T16]-[.$C16]; [.W16])" office:value-type="float" office:value="361">
            <text:p>361</text:p>
          </table:table-cell>
          <table:table-cell table:formula="of:=POWER([.U16]-[.$D16]; [.W16])" office:value-type="float" office:value="64">
            <text:p>64</text:p>
          </table:table-cell>
          <table:table-cell table:formula="of:=POWER(SUM([.X16:.AA16]); 1/[.W16])" office:value-type="float" office:value="24.6170672501823">
            <text:p>24.6170672502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16]-[.$A16]; [.AI16])" office:value-type="float" office:value="729">
            <text:p>729</text:p>
          </table:table-cell>
          <table:table-cell table:formula="of:=POWER([.AE16]-[.$B16]; [.AI16])" office:value-type="float" office:value="1000">
            <text:p>1000</text:p>
          </table:table-cell>
          <table:table-cell table:formula="of:=POWER([.AF16]-[.$C16]; [.AI16])" office:value-type="float" office:value="-6859">
            <text:p>-6859</text:p>
          </table:table-cell>
          <table:table-cell table:formula="of:=POWER([.AG16]-[.$D16]; [.AI16])" office:value-type="float" office:value="512">
            <text:p>512</text:p>
          </table:table-cell>
          <table:table-cell table:formula="of:=POWER(SUM([.AJ16:.AM16]); 1/[.AI16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17]-[.$A17]; [.K17])" office:value-type="float" office:value="8100">
            <text:p>8100</text:p>
          </table:table-cell>
          <table:table-cell table:formula="of:=POWER([.G17]-[.$B17]; [.K17])" office:value-type="float" office:value="3136">
            <text:p>3136</text:p>
          </table:table-cell>
          <table:table-cell table:formula="of:=POWER([.H17]-[.$C17]; [.K17])" office:value-type="float" office:value="4096">
            <text:p>4096</text:p>
          </table:table-cell>
          <table:table-cell table:formula="of:=POWER([.I17]-[.$D17]; [.K17])" office:value-type="float" office:value="2704">
            <text:p>2704</text:p>
          </table:table-cell>
          <table:table-cell table:formula="of:=SQRT(SUM([.L17:.O17]))" office:value-type="float" office:value="134.298175713596">
            <text:p>134.298175713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17]-[.$A17]; [.W17])" office:value-type="float" office:value="1600">
            <text:p>1600</text:p>
          </table:table-cell>
          <table:table-cell table:formula="of:=POWER([.S17]-[.$B17]; [.W17])" office:value-type="float" office:value="36">
            <text:p>36</text:p>
          </table:table-cell>
          <table:table-cell table:formula="of:=POWER([.T17]-[.$C17]; [.W17])" office:value-type="float" office:value="196">
            <text:p>196</text:p>
          </table:table-cell>
          <table:table-cell table:formula="of:=POWER([.U17]-[.$D17]; [.W17])" office:value-type="float" office:value="4">
            <text:p>4</text:p>
          </table:table-cell>
          <table:table-cell table:formula="of:=POWER(SUM([.X17:.AA17]); 1/[.W17])" office:value-type="float" office:value="42.8485705712571">
            <text:p>42.8485705713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17]-[.$A17]; [.AI17])" office:value-type="float" office:value="64000">
            <text:p>64000</text:p>
          </table:table-cell>
          <table:table-cell table:formula="of:=POWER([.AE17]-[.$B17]; [.AI17])" office:value-type="float" office:value="216">
            <text:p>216</text:p>
          </table:table-cell>
          <table:table-cell table:formula="of:=POWER([.AF17]-[.$C17]; [.AI17])" office:value-type="float" office:value="2744">
            <text:p>2744</text:p>
          </table:table-cell>
          <table:table-cell table:formula="of:=POWER([.AG17]-[.$D17]; [.AI17])" office:value-type="float" office:value="8">
            <text:p>8</text:p>
          </table:table-cell>
          <table:table-cell table:formula="of:=POWER(SUM([.AJ17:.AM17]); 1/[.AI17])" office:value-type="float" office:value="40.6090138285178">
            <text:p>40.6090138285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0">
            <text:p>40</text:p>
          </table:table-cell>
          <table:table-cell office:value-type="float" office:value="6">
            <text:p>6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18]-[.$A18]; [.K18])" office:value-type="float" office:value="576">
            <text:p>576</text:p>
          </table:table-cell>
          <table:table-cell table:formula="of:=POWER([.G18]-[.$B18]; [.K18])" office:value-type="float" office:value="3600">
            <text:p>3600</text:p>
          </table:table-cell>
          <table:table-cell table:formula="of:=POWER([.H18]-[.$C18]; [.K18])" office:value-type="float" office:value="3600">
            <text:p>3600</text:p>
          </table:table-cell>
          <table:table-cell table:formula="of:=POWER([.I18]-[.$D18]; [.K18])" office:value-type="float" office:value="8836">
            <text:p>8836</text:p>
          </table:table-cell>
          <table:table-cell table:formula="of:=SQRT(SUM([.L18:.O18]))" office:value-type="float" office:value="128.887547885744">
            <text:p>128.8875478857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18]-[.$A18]; [.W18])" office:value-type="float" office:value="676">
            <text:p>676</text:p>
          </table:table-cell>
          <table:table-cell table:formula="of:=POWER([.S18]-[.$B18]; [.W18])" office:value-type="float" office:value="100">
            <text:p>100</text:p>
          </table:table-cell>
          <table:table-cell table:formula="of:=POWER([.T18]-[.$C18]; [.W18])" office:value-type="float" office:value="100">
            <text:p>100</text:p>
          </table:table-cell>
          <table:table-cell table:formula="of:=POWER([.U18]-[.$D18]; [.W18])" office:value-type="float" office:value="1936">
            <text:p>1936</text:p>
          </table:table-cell>
          <table:table-cell table:formula="of:=POWER(SUM([.X18:.AA18]); 1/[.W18])" office:value-type="float" office:value="53.0282943342514">
            <text:p>53.0282943343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18]-[.$A18]; [.AI18])" office:value-type="float" office:value="-17576">
            <text:p>-17576</text:p>
          </table:table-cell>
          <table:table-cell table:formula="of:=POWER([.AE18]-[.$B18]; [.AI18])" office:value-type="float" office:value="1000">
            <text:p>1000</text:p>
          </table:table-cell>
          <table:table-cell table:formula="of:=POWER([.AF18]-[.$C18]; [.AI18])" office:value-type="float" office:value="1000">
            <text:p>1000</text:p>
          </table:table-cell>
          <table:table-cell table:formula="of:=POWER([.AG18]-[.$D18]; [.AI18])" office:value-type="float" office:value="85184">
            <text:p>85184</text:p>
          </table:table-cell>
          <table:table-cell table:formula="of:=POWER(SUM([.AJ18:.AM18]); 1/[.AI18])" office:value-type="float" office:value="41.1357782868166">
            <text:p>41.1357782868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19]-[.$A19]; [.K19])" office:value-type="float" office:value="3249">
            <text:p>3249</text:p>
          </table:table-cell>
          <table:table-cell table:formula="of:=POWER([.G19]-[.$B19]; [.K19])" office:value-type="float" office:value="3025">
            <text:p>3025</text:p>
          </table:table-cell>
          <table:table-cell table:formula="of:=POWER([.H19]-[.$C19]; [.K19])" office:value-type="float" office:value="2025">
            <text:p>2025</text:p>
          </table:table-cell>
          <table:table-cell table:formula="of:=POWER([.I19]-[.$D19]; [.K19])" office:value-type="float" office:value="5625">
            <text:p>5625</text:p>
          </table:table-cell>
          <table:table-cell table:formula="of:=SQRT(SUM([.L19:.O19]))" office:value-type="float" office:value="118">
            <text:p>118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19]-[.$A19]; [.W19])" office:value-type="float" office:value="49">
            <text:p>49</text:p>
          </table:table-cell>
          <table:table-cell table:formula="of:=POWER([.S19]-[.$B19]; [.W19])" office:value-type="float" office:value="25">
            <text:p>25</text:p>
          </table:table-cell>
          <table:table-cell table:formula="of:=POWER([.T19]-[.$C19]; [.W19])" office:value-type="float" office:value="25">
            <text:p>25</text:p>
          </table:table-cell>
          <table:table-cell table:formula="of:=POWER([.U19]-[.$D19]; [.W19])" office:value-type="float" office:value="625">
            <text:p>625</text:p>
          </table:table-cell>
          <table:table-cell table:formula="of:=POWER(SUM([.X19:.AA19]); 1/[.W19])" office:value-type="float" office:value="26.9072480941474">
            <text:p>26.9072480941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19]-[.$A19]; [.AI19])" office:value-type="float" office:value="343">
            <text:p>343</text:p>
          </table:table-cell>
          <table:table-cell table:formula="of:=POWER([.AE19]-[.$B19]; [.AI19])" office:value-type="float" office:value="125">
            <text:p>125</text:p>
          </table:table-cell>
          <table:table-cell table:formula="of:=POWER([.AF19]-[.$C19]; [.AI19])" office:value-type="float" office:value="-125">
            <text:p>-125</text:p>
          </table:table-cell>
          <table:table-cell table:formula="of:=POWER([.AG19]-[.$D19]; [.AI19])" office:value-type="float" office:value="15625">
            <text:p>15625</text:p>
          </table:table-cell>
          <table:table-cell table:formula="of:=POWER(SUM([.AJ19:.AM19]); 1/[.AI19])" office:value-type="float" office:value="25.181610838807">
            <text:p>25.1816108388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20]-[.$A20]; [.K20])" office:value-type="float" office:value="2704">
            <text:p>2704</text:p>
          </table:table-cell>
          <table:table-cell table:formula="of:=POWER([.G20]-[.$B20]; [.K20])" office:value-type="float" office:value="3025">
            <text:p>3025</text:p>
          </table:table-cell>
          <table:table-cell table:formula="of:=POWER([.H20]-[.$C20]; [.K20])" office:value-type="float" office:value="3721">
            <text:p>3721</text:p>
          </table:table-cell>
          <table:table-cell table:formula="of:=POWER([.I20]-[.$D20]; [.K20])" office:value-type="float" office:value="324">
            <text:p>324</text:p>
          </table:table-cell>
          <table:table-cell table:formula="of:=SQRT(SUM([.L20:.O20]))" office:value-type="float" office:value="98.8635423197045">
            <text:p>98.8635423197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20]-[.$A20]; [.W20])" office:value-type="float" office:value="4">
            <text:p>4</text:p>
          </table:table-cell>
          <table:table-cell table:formula="of:=POWER([.S20]-[.$B20]; [.W20])" office:value-type="float" office:value="25">
            <text:p>25</text:p>
          </table:table-cell>
          <table:table-cell table:formula="of:=POWER([.T20]-[.$C20]; [.W20])" office:value-type="float" office:value="121">
            <text:p>121</text:p>
          </table:table-cell>
          <table:table-cell table:formula="of:=POWER([.U20]-[.$D20]; [.W20])" office:value-type="float" office:value="1024">
            <text:p>1024</text:p>
          </table:table-cell>
          <table:table-cell table:formula="of:=POWER(SUM([.X20:.AA20]); 1/[.W20])" office:value-type="float" office:value="34.2636833980236">
            <text:p>34.263683398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20]-[.$A20]; [.AI20])" office:value-type="float" office:value="8">
            <text:p>8</text:p>
          </table:table-cell>
          <table:table-cell table:formula="of:=POWER([.AE20]-[.$B20]; [.AI20])" office:value-type="float" office:value="125">
            <text:p>125</text:p>
          </table:table-cell>
          <table:table-cell table:formula="of:=POWER([.AF20]-[.$C20]; [.AI20])" office:value-type="float" office:value="1331">
            <text:p>1331</text:p>
          </table:table-cell>
          <table:table-cell table:formula="of:=POWER([.AG20]-[.$D20]; [.AI20])" office:value-type="float" office:value="-32768">
            <text:p>-32768</text:p>
          </table:table-cell>
          <table:table-cell table:formula="of:=POWER(SUM([.AJ20:.AM20]); 1/[.AI20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21]-[.$A21]; [.K21])" office:value-type="float" office:value="8464">
            <text:p>8464</text:p>
          </table:table-cell>
          <table:table-cell table:formula="of:=POWER([.G21]-[.$B21]; [.K21])" office:value-type="float" office:value="7225">
            <text:p>7225</text:p>
          </table:table-cell>
          <table:table-cell table:formula="of:=POWER([.H21]-[.$C21]; [.K21])" office:value-type="float" office:value="3025">
            <text:p>3025</text:p>
          </table:table-cell>
          <table:table-cell table:formula="of:=POWER([.I21]-[.$D21]; [.K21])" office:value-type="float" office:value="3600">
            <text:p>3600</text:p>
          </table:table-cell>
          <table:table-cell table:style-name="ce1" table:formula="of:=SQRT(SUM([.L21:.O21]))" office:value-type="float" office:value="149.378713342966">
            <text:p>149.378713343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21]-[.$A21]; [.W21])" office:value-type="float" office:value="1764">
            <text:p>1764</text:p>
          </table:table-cell>
          <table:table-cell table:formula="of:=POWER([.S21]-[.$B21]; [.W21])" office:value-type="float" office:value="1225">
            <text:p>1225</text:p>
          </table:table-cell>
          <table:table-cell table:formula="of:=POWER([.T21]-[.$C21]; [.W21])" office:value-type="float" office:value="25">
            <text:p>25</text:p>
          </table:table-cell>
          <table:table-cell table:formula="of:=POWER([.U21]-[.$D21]; [.W21])" office:value-type="float" office:value="100">
            <text:p>100</text:p>
          </table:table-cell>
          <table:table-cell table:formula="of:=POWER(SUM([.X21:.AA21]); 1/[.W21])" office:value-type="float" office:value="55.8032257132148">
            <text:p>55.8032257132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21]-[.$A21]; [.AI21])" office:value-type="float" office:value="74088">
            <text:p>74088</text:p>
          </table:table-cell>
          <table:table-cell table:formula="of:=POWER([.AE21]-[.$B21]; [.AI21])" office:value-type="float" office:value="42875">
            <text:p>42875</text:p>
          </table:table-cell>
          <table:table-cell table:formula="of:=POWER([.AF21]-[.$C21]; [.AI21])" office:value-type="float" office:value="125">
            <text:p>125</text:p>
          </table:table-cell>
          <table:table-cell table:formula="of:=POWER([.AG21]-[.$D21]; [.AI21])" office:value-type="float" office:value="1000">
            <text:p>1000</text:p>
          </table:table-cell>
          <table:table-cell table:formula="of:=POWER(SUM([.AJ21:.AM21]); 1/[.AI21])" office:value-type="float" office:value="49.0608711780241">
            <text:p>49.060871178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22]-[.$A22]; [.K22])" office:value-type="float" office:value="576">
            <text:p>576</text:p>
          </table:table-cell>
          <table:table-cell table:formula="of:=POWER([.G22]-[.$B22]; [.K22])" office:value-type="float" office:value="2809">
            <text:p>2809</text:p>
          </table:table-cell>
          <table:table-cell table:formula="of:=POWER([.H22]-[.$C22]; [.K22])" office:value-type="float" office:value="289">
            <text:p>289</text:p>
          </table:table-cell>
          <table:table-cell table:formula="of:=POWER([.I22]-[.$D22]; [.K22])" office:value-type="float" office:value="2916">
            <text:p>2916</text:p>
          </table:table-cell>
          <table:table-cell table:formula="of:=SQRT(SUM([.L22:.O22]))" office:value-type="float" office:value="81.1788149704096">
            <text:p>81.1788149704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22]-[.$A22]; [.W22])" office:value-type="float" office:value="676">
            <text:p>676</text:p>
          </table:table-cell>
          <table:table-cell table:formula="of:=POWER([.S22]-[.$B22]; [.W22])" office:value-type="float" office:value="9">
            <text:p>9</text:p>
          </table:table-cell>
          <table:table-cell table:formula="of:=POWER([.T22]-[.$C22]; [.W22])" office:value-type="float" office:value="1089">
            <text:p>1089</text:p>
          </table:table-cell>
          <table:table-cell table:formula="of:=POWER([.U22]-[.$D22]; [.W22])" office:value-type="float" office:value="16">
            <text:p>16</text:p>
          </table:table-cell>
          <table:table-cell table:formula="of:=POWER(SUM([.X22:.AA22]); 1/[.W22])" office:value-type="float" office:value="42.3083916026124">
            <text:p>42.308391602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22]-[.$A22]; [.AI22])" office:value-type="float" office:value="-17576">
            <text:p>-17576</text:p>
          </table:table-cell>
          <table:table-cell table:formula="of:=POWER([.AE22]-[.$B22]; [.AI22])" office:value-type="float" office:value="27">
            <text:p>27</text:p>
          </table:table-cell>
          <table:table-cell table:formula="of:=POWER([.AF22]-[.$C22]; [.AI22])" office:value-type="float" office:value="-35937">
            <text:p>-35937</text:p>
          </table:table-cell>
          <table:table-cell table:formula="of:=POWER([.AG22]-[.$D22]; [.AI22])" office:value-type="float" office:value="64">
            <text:p>64</text:p>
          </table:table-cell>
          <table:table-cell table:formula="of:=POWER(SUM([.AJ22:.AM22]); 1/[.AI22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23]-[.$A23]; [.K23])" office:value-type="float" office:value="3844">
            <text:p>3844</text:p>
          </table:table-cell>
          <table:table-cell table:formula="of:=POWER([.G23]-[.$B23]; [.K23])" office:value-type="float" office:value="3600">
            <text:p>3600</text:p>
          </table:table-cell>
          <table:table-cell table:formula="of:=POWER([.H23]-[.$C23]; [.K23])" office:value-type="float" office:value="400">
            <text:p>400</text:p>
          </table:table-cell>
          <table:table-cell table:formula="of:=POWER([.I23]-[.$D23]; [.K23])" office:value-type="float" office:value="3481">
            <text:p>3481</text:p>
          </table:table-cell>
          <table:table-cell table:formula="of:=SQRT(SUM([.L23:.O23]))" office:value-type="float" office:value="106.418983268964">
            <text:p>106.41898326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23]-[.$A23]; [.W23])" office:value-type="float" office:value="144">
            <text:p>144</text:p>
          </table:table-cell>
          <table:table-cell table:formula="of:=POWER([.S23]-[.$B23]; [.W23])" office:value-type="float" office:value="100">
            <text:p>100</text:p>
          </table:table-cell>
          <table:table-cell table:formula="of:=POWER([.T23]-[.$C23]; [.W23])" office:value-type="float" office:value="900">
            <text:p>900</text:p>
          </table:table-cell>
          <table:table-cell table:formula="of:=POWER([.U23]-[.$D23]; [.W23])" office:value-type="float" office:value="81">
            <text:p>81</text:p>
          </table:table-cell>
          <table:table-cell table:formula="of:=POWER(SUM([.X23:.AA23]); 1/[.W23])" office:value-type="float" office:value="35">
            <text:p>35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23]-[.$A23]; [.AI23])" office:value-type="float" office:value="1728">
            <text:p>1728</text:p>
          </table:table-cell>
          <table:table-cell table:formula="of:=POWER([.AE23]-[.$B23]; [.AI23])" office:value-type="float" office:value="1000">
            <text:p>1000</text:p>
          </table:table-cell>
          <table:table-cell table:formula="of:=POWER([.AF23]-[.$C23]; [.AI23])" office:value-type="float" office:value="-27000">
            <text:p>-27000</text:p>
          </table:table-cell>
          <table:table-cell table:formula="of:=POWER([.AG23]-[.$D23]; [.AI23])" office:value-type="float" office:value="729">
            <text:p>729</text:p>
          </table:table-cell>
          <table:table-cell table:formula="of:=POWER(SUM([.AJ23:.AM23]); 1/[.AI23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24]-[.$A24]; [.K24])" office:value-type="float" office:value="4356">
            <text:p>4356</text:p>
          </table:table-cell>
          <table:table-cell table:formula="of:=POWER([.G24]-[.$B24]; [.K24])" office:value-type="float" office:value="5476">
            <text:p>5476</text:p>
          </table:table-cell>
          <table:table-cell table:formula="of:=POWER([.H24]-[.$C24]; [.K24])" office:value-type="float" office:value="3249">
            <text:p>3249</text:p>
          </table:table-cell>
          <table:table-cell table:formula="of:=POWER([.I24]-[.$D24]; [.K24])" office:value-type="float" office:value="9216">
            <text:p>9216</text:p>
          </table:table-cell>
          <table:table-cell table:formula="of:=SQRT(SUM([.L24:.O24]))" office:value-type="float" office:value="149.321800149878">
            <text:p>149.321800149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24]-[.$A24]; [.W24])" office:value-type="float" office:value="256">
            <text:p>256</text:p>
          </table:table-cell>
          <table:table-cell table:formula="of:=POWER([.S24]-[.$B24]; [.W24])" office:value-type="float" office:value="576">
            <text:p>576</text:p>
          </table:table-cell>
          <table:table-cell table:formula="of:=POWER([.T24]-[.$C24]; [.W24])" office:value-type="float" office:value="49">
            <text:p>49</text:p>
          </table:table-cell>
          <table:table-cell table:formula="of:=POWER([.U24]-[.$D24]; [.W24])" office:value-type="float" office:value="2116">
            <text:p>2116</text:p>
          </table:table-cell>
          <table:table-cell table:formula="of:=POWER(SUM([.X24:.AA24]); 1/[.W24])" office:value-type="float" office:value="54.744862772684">
            <text:p>54.7448627727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24]-[.$A24]; [.AI24])" office:value-type="float" office:value="4096">
            <text:p>4096</text:p>
          </table:table-cell>
          <table:table-cell table:formula="of:=POWER([.AE24]-[.$B24]; [.AI24])" office:value-type="float" office:value="13824">
            <text:p>13824</text:p>
          </table:table-cell>
          <table:table-cell table:formula="of:=POWER([.AF24]-[.$C24]; [.AI24])" office:value-type="float" office:value="343">
            <text:p>343</text:p>
          </table:table-cell>
          <table:table-cell table:formula="of:=POWER([.AG24]-[.$D24]; [.AI24])" office:value-type="float" office:value="97336">
            <text:p>97336</text:p>
          </table:table-cell>
          <table:table-cell table:formula="of:=POWER(SUM([.AJ24:.AM24]); 1/[.AI24])" office:value-type="float" office:value="48.7137271266769">
            <text:p>48.7137271267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25]-[.$A25]; [.K25])" office:value-type="float" office:value="3844">
            <text:p>3844</text:p>
          </table:table-cell>
          <table:table-cell table:formula="of:=POWER([.G25]-[.$B25]; [.K25])" office:value-type="float" office:value="4225">
            <text:p>4225</text:p>
          </table:table-cell>
          <table:table-cell table:formula="of:=POWER([.H25]-[.$C25]; [.K25])" office:value-type="float" office:value="5041">
            <text:p>5041</text:p>
          </table:table-cell>
          <table:table-cell table:formula="of:=POWER([.I25]-[.$D25]; [.K25])" office:value-type="float" office:value="441">
            <text:p>441</text:p>
          </table:table-cell>
          <table:table-cell table:formula="of:=SQRT(SUM([.L25:.O25]))" office:value-type="float" office:value="116.408762556777">
            <text:p>116.4087625568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25]-[.$A25]; [.W25])" office:value-type="float" office:value="144">
            <text:p>144</text:p>
          </table:table-cell>
          <table:table-cell table:formula="of:=POWER([.S25]-[.$B25]; [.W25])" office:value-type="float" office:value="225">
            <text:p>225</text:p>
          </table:table-cell>
          <table:table-cell table:formula="of:=POWER([.T25]-[.$C25]; [.W25])" office:value-type="float" office:value="441">
            <text:p>441</text:p>
          </table:table-cell>
          <table:table-cell table:formula="of:=POWER([.U25]-[.$D25]; [.W25])" office:value-type="float" office:value="841">
            <text:p>841</text:p>
          </table:table-cell>
          <table:table-cell table:formula="of:=POWER(SUM([.X25:.AA25]); 1/[.W25])" office:value-type="float" office:value="40.6324993078201">
            <text:p>40.6324993078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25]-[.$A25]; [.AI25])" office:value-type="float" office:value="1728">
            <text:p>1728</text:p>
          </table:table-cell>
          <table:table-cell table:formula="of:=POWER([.AE25]-[.$B25]; [.AI25])" office:value-type="float" office:value="3375">
            <text:p>3375</text:p>
          </table:table-cell>
          <table:table-cell table:formula="of:=POWER([.AF25]-[.$C25]; [.AI25])" office:value-type="float" office:value="9261">
            <text:p>9261</text:p>
          </table:table-cell>
          <table:table-cell table:formula="of:=POWER([.AG25]-[.$D25]; [.AI25])" office:value-type="float" office:value="-24389">
            <text:p>-24389</text:p>
          </table:table-cell>
          <table:table-cell table:formula="of:=POWER(SUM([.AJ25:.AM25]); 1/[.AI25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26]-[.$A26]; [.K26])" office:value-type="float" office:value="3969">
            <text:p>3969</text:p>
          </table:table-cell>
          <table:table-cell table:formula="of:=POWER([.G26]-[.$B26]; [.K26])" office:value-type="float" office:value="900">
            <text:p>900</text:p>
          </table:table-cell>
          <table:table-cell table:formula="of:=POWER([.H26]-[.$C26]; [.K26])" office:value-type="float" office:value="4900">
            <text:p>4900</text:p>
          </table:table-cell>
          <table:table-cell table:formula="of:=POWER([.I26]-[.$D26]; [.K26])" office:value-type="float" office:value="1089">
            <text:p>1089</text:p>
          </table:table-cell>
          <table:table-cell table:formula="of:=SQRT(SUM([.L26:.O26]))" office:value-type="float" office:value="104.201727432898">
            <text:p>104.201727432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26]-[.$A26]; [.W26])" office:value-type="float" office:value="169">
            <text:p>169</text:p>
          </table:table-cell>
          <table:table-cell table:formula="of:=POWER([.S26]-[.$B26]; [.W26])" office:value-type="float" office:value="400">
            <text:p>400</text:p>
          </table:table-cell>
          <table:table-cell table:formula="of:=POWER([.T26]-[.$C26]; [.W26])" office:value-type="float" office:value="400">
            <text:p>400</text:p>
          </table:table-cell>
          <table:table-cell table:formula="of:=POWER([.U26]-[.$D26]; [.W26])" office:value-type="float" office:value="289">
            <text:p>289</text:p>
          </table:table-cell>
          <table:table-cell table:formula="of:=POWER(SUM([.X26:.AA26]); 1/[.W26])" office:value-type="float" office:value="35.4682957019364">
            <text:p>35.468295701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26]-[.$A26]; [.AI26])" office:value-type="float" office:value="2197">
            <text:p>2197</text:p>
          </table:table-cell>
          <table:table-cell table:formula="of:=POWER([.AE26]-[.$B26]; [.AI26])" office:value-type="float" office:value="-8000">
            <text:p>-8000</text:p>
          </table:table-cell>
          <table:table-cell table:formula="of:=POWER([.AF26]-[.$C26]; [.AI26])" office:value-type="float" office:value="8000">
            <text:p>8000</text:p>
          </table:table-cell>
          <table:table-cell table:formula="of:=POWER([.AG26]-[.$D26]; [.AI26])" office:value-type="float" office:value="-4913">
            <text:p>-4913</text:p>
          </table:table-cell>
          <table:table-cell table:formula="of:=POWER(SUM([.AJ26:.AM26]); 1/[.AI26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27]-[.$A27]; [.K27])" office:value-type="float" office:value="1600">
            <text:p>1600</text:p>
          </table:table-cell>
          <table:table-cell table:formula="of:=POWER([.G27]-[.$B27]; [.K27])" office:value-type="float" office:value="8100">
            <text:p>8100</text:p>
          </table:table-cell>
          <table:table-cell table:formula="of:=POWER([.H27]-[.$C27]; [.K27])" office:value-type="float" office:value="841">
            <text:p>841</text:p>
          </table:table-cell>
          <table:table-cell table:formula="of:=POWER([.I27]-[.$D27]; [.K27])" office:value-type="float" office:value="8464">
            <text:p>8464</text:p>
          </table:table-cell>
          <table:table-cell table:formula="of:=SQRT(SUM([.L27:.O27]))" office:value-type="float" office:value="137.858623234094">
            <text:p>137.8586232341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27]-[.$A27]; [.W27])" office:value-type="float" office:value="100">
            <text:p>100</text:p>
          </table:table-cell>
          <table:table-cell table:formula="of:=POWER([.S27]-[.$B27]; [.W27])" office:value-type="float" office:value="1600">
            <text:p>1600</text:p>
          </table:table-cell>
          <table:table-cell table:formula="of:=POWER([.T27]-[.$C27]; [.W27])" office:value-type="float" office:value="441">
            <text:p>441</text:p>
          </table:table-cell>
          <table:table-cell table:formula="of:=POWER([.U27]-[.$D27]; [.W27])" office:value-type="float" office:value="1764">
            <text:p>1764</text:p>
          </table:table-cell>
          <table:table-cell table:formula="of:=POWER(SUM([.X27:.AA27]); 1/[.W27])" office:value-type="float" office:value="62.489999199872">
            <text:p>62.489999199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27]-[.$A27]; [.AI27])" office:value-type="float" office:value="-1000">
            <text:p>-1000</text:p>
          </table:table-cell>
          <table:table-cell table:formula="of:=POWER([.AE27]-[.$B27]; [.AI27])" office:value-type="float" office:value="64000">
            <text:p>64000</text:p>
          </table:table-cell>
          <table:table-cell table:formula="of:=POWER([.AF27]-[.$C27]; [.AI27])" office:value-type="float" office:value="-9261">
            <text:p>-9261</text:p>
          </table:table-cell>
          <table:table-cell table:formula="of:=POWER([.AG27]-[.$D27]; [.AI27])" office:value-type="float" office:value="74088">
            <text:p>74088</text:p>
          </table:table-cell>
          <table:table-cell table:formula="of:=POWER(SUM([.AJ27:.AM27]); 1/[.AI27])" office:value-type="float" office:value="50.3741269318564">
            <text:p>50.3741269319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28]-[.$A28]; [.K28])" office:value-type="float" office:value="3721">
            <text:p>3721</text:p>
          </table:table-cell>
          <table:table-cell table:formula="of:=POWER([.G28]-[.$B28]; [.K28])" office:value-type="float" office:value="3136">
            <text:p>3136</text:p>
          </table:table-cell>
          <table:table-cell table:formula="of:=POWER([.H28]-[.$C28]; [.K28])" office:value-type="float" office:value="2916">
            <text:p>2916</text:p>
          </table:table-cell>
          <table:table-cell table:formula="of:=POWER([.I28]-[.$D28]; [.K28])" office:value-type="float" office:value="2809">
            <text:p>2809</text:p>
          </table:table-cell>
          <table:table-cell table:formula="of:=SQRT(SUM([.L28:.O28]))" office:value-type="float" office:value="112.16951457504">
            <text:p>112.169514575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28]-[.$A28]; [.W28])" office:value-type="float" office:value="121">
            <text:p>121</text:p>
          </table:table-cell>
          <table:table-cell table:formula="of:=POWER([.S28]-[.$B28]; [.W28])" office:value-type="float" office:value="36">
            <text:p>36</text:p>
          </table:table-cell>
          <table:table-cell table:formula="of:=POWER([.T28]-[.$C28]; [.W28])" office:value-type="float" office:value="16">
            <text:p>16</text:p>
          </table:table-cell>
          <table:table-cell table:formula="of:=POWER([.U28]-[.$D28]; [.W28])" office:value-type="float" office:value="9">
            <text:p>9</text:p>
          </table:table-cell>
          <table:table-cell table:style-name="ce1" table:formula="of:=POWER(SUM([.X28:.AA28]); 1/[.W28])" office:value-type="float" office:value="13.490737563232">
            <text:p>13.4907375632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28]-[.$A28]; [.AI28])" office:value-type="float" office:value="1331">
            <text:p>1331</text:p>
          </table:table-cell>
          <table:table-cell table:formula="of:=POWER([.AE28]-[.$B28]; [.AI28])" office:value-type="float" office:value="216">
            <text:p>216</text:p>
          </table:table-cell>
          <table:table-cell table:formula="of:=POWER([.AF28]-[.$C28]; [.AI28])" office:value-type="float" office:value="64">
            <text:p>64</text:p>
          </table:table-cell>
          <table:table-cell table:formula="of:=POWER([.AG28]-[.$D28]; [.AI28])" office:value-type="float" office:value="27">
            <text:p>27</text:p>
          </table:table-cell>
          <table:table-cell table:style-name="ce1" table:formula="of:=POWER(SUM([.AJ28:.AM28]); 1/[.AI28])" office:value-type="float" office:value="11.7879413343611">
            <text:p>11.7879413344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29]-[.$A29]; [.K29])" office:value-type="float" office:value="225">
            <text:p>225</text:p>
          </table:table-cell>
          <table:table-cell table:formula="of:=POWER([.G29]-[.$B29]; [.K29])" office:value-type="float" office:value="4356">
            <text:p>4356</text:p>
          </table:table-cell>
          <table:table-cell table:formula="of:=POWER([.H29]-[.$C29]; [.K29])" office:value-type="float" office:value="3481">
            <text:p>3481</text:p>
          </table:table-cell>
          <table:table-cell table:formula="of:=POWER([.I29]-[.$D29]; [.K29])" office:value-type="float" office:value="3025">
            <text:p>3025</text:p>
          </table:table-cell>
          <table:table-cell table:formula="of:=SQRT(SUM([.L29:.O29]))" office:value-type="float" office:value="105.294824184287">
            <text:p>105.2948241843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29]-[.$A29]; [.W29])" office:value-type="float" office:value="1225">
            <text:p>1225</text:p>
          </table:table-cell>
          <table:table-cell table:formula="of:=POWER([.S29]-[.$B29]; [.W29])" office:value-type="float" office:value="256">
            <text:p>256</text:p>
          </table:table-cell>
          <table:table-cell table:formula="of:=POWER([.T29]-[.$C29]; [.W29])" office:value-type="float" office:value="81">
            <text:p>81</text:p>
          </table:table-cell>
          <table:table-cell table:formula="of:=POWER([.U29]-[.$D29]; [.W29])" office:value-type="float" office:value="25">
            <text:p>25</text:p>
          </table:table-cell>
          <table:table-cell table:formula="of:=POWER(SUM([.X29:.AA29]); 1/[.W29])" office:value-type="float" office:value="39.8371685740842">
            <text:p>39.8371685741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29]-[.$A29]; [.AI29])" office:value-type="float" office:value="-42875">
            <text:p>-42875</text:p>
          </table:table-cell>
          <table:table-cell table:formula="of:=POWER([.AE29]-[.$B29]; [.AI29])" office:value-type="float" office:value="4096">
            <text:p>4096</text:p>
          </table:table-cell>
          <table:table-cell table:formula="of:=POWER([.AF29]-[.$C29]; [.AI29])" office:value-type="float" office:value="729">
            <text:p>729</text:p>
          </table:table-cell>
          <table:table-cell table:formula="of:=POWER([.AG29]-[.$D29]; [.AI29])" office:value-type="float" office:value="125">
            <text:p>125</text:p>
          </table:table-cell>
          <table:table-cell table:formula="of:=POWER(SUM([.AJ29:.AM29]); 1/[.AI29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95">
            <text:p>95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30]-[.$A30]; [.K30])" office:value-type="float" office:value="576">
            <text:p>576</text:p>
          </table:table-cell>
          <table:table-cell table:formula="of:=POWER([.G30]-[.$B30]; [.K30])" office:value-type="float" office:value="8100">
            <text:p>8100</text:p>
          </table:table-cell>
          <table:table-cell table:formula="of:=POWER([.H30]-[.$C30]; [.K30])" office:value-type="float" office:value="1936">
            <text:p>1936</text:p>
          </table:table-cell>
          <table:table-cell table:formula="of:=POWER([.I30]-[.$D30]; [.K30])" office:value-type="float" office:value="25">
            <text:p>25</text:p>
          </table:table-cell>
          <table:table-cell table:formula="of:=SQRT(SUM([.L30:.O30]))" office:value-type="float" office:value="103.13583276437">
            <text:p>103.1358327644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30]-[.$A30]; [.W30])" office:value-type="float" office:value="676">
            <text:p>676</text:p>
          </table:table-cell>
          <table:table-cell table:formula="of:=POWER([.S30]-[.$B30]; [.W30])" office:value-type="float" office:value="1600">
            <text:p>1600</text:p>
          </table:table-cell>
          <table:table-cell table:formula="of:=POWER([.T30]-[.$C30]; [.W30])" office:value-type="float" office:value="36">
            <text:p>36</text:p>
          </table:table-cell>
          <table:table-cell table:formula="of:=POWER([.U30]-[.$D30]; [.W30])" office:value-type="float" office:value="2025">
            <text:p>2025</text:p>
          </table:table-cell>
          <table:table-cell table:formula="of:=POWER(SUM([.X30:.AA30]); 1/[.W30])" office:value-type="float" office:value="65.8559033041078">
            <text:p>65.8559033041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30]-[.$A30]; [.AI30])" office:value-type="float" office:value="-17576">
            <text:p>-17576</text:p>
          </table:table-cell>
          <table:table-cell table:formula="of:=POWER([.AE30]-[.$B30]; [.AI30])" office:value-type="float" office:value="64000">
            <text:p>64000</text:p>
          </table:table-cell>
          <table:table-cell table:formula="of:=POWER([.AF30]-[.$C30]; [.AI30])" office:value-type="float" office:value="-216">
            <text:p>-216</text:p>
          </table:table-cell>
          <table:table-cell table:formula="of:=POWER([.AG30]-[.$D30]; [.AI30])" office:value-type="float" office:value="-91125">
            <text:p>-91125</text:p>
          </table:table-cell>
          <table:table-cell table:formula="of:=POWER(SUM([.AJ30:.AM30]); 1/[.AI30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31]-[.$A31]; [.K31])" office:value-type="float" office:value="3844">
            <text:p>3844</text:p>
          </table:table-cell>
          <table:table-cell table:formula="of:=POWER([.G31]-[.$B31]; [.K31])" office:value-type="float" office:value="3600">
            <text:p>3600</text:p>
          </table:table-cell>
          <table:table-cell table:formula="of:=POWER([.H31]-[.$C31]; [.K31])" office:value-type="float" office:value="8464">
            <text:p>8464</text:p>
          </table:table-cell>
          <table:table-cell table:formula="of:=POWER([.I31]-[.$D31]; [.K31])" office:value-type="float" office:value="2025">
            <text:p>2025</text:p>
          </table:table-cell>
          <table:table-cell table:formula="of:=SQRT(SUM([.L31:.O31]))" office:value-type="float" office:value="133.914151604675">
            <text:p>133.9141516047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31]-[.$A31]; [.W31])" office:value-type="float" office:value="144">
            <text:p>144</text:p>
          </table:table-cell>
          <table:table-cell table:formula="of:=POWER([.S31]-[.$B31]; [.W31])" office:value-type="float" office:value="100">
            <text:p>100</text:p>
          </table:table-cell>
          <table:table-cell table:formula="of:=POWER([.T31]-[.$C31]; [.W31])" office:value-type="float" office:value="1764">
            <text:p>1764</text:p>
          </table:table-cell>
          <table:table-cell table:formula="of:=POWER([.U31]-[.$D31]; [.W31])" office:value-type="float" office:value="25">
            <text:p>25</text:p>
          </table:table-cell>
          <table:table-cell table:formula="of:=POWER(SUM([.X31:.AA31]); 1/[.W31])" office:value-type="float" office:value="45.088801270382">
            <text:p>45.0888012704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31]-[.$A31]; [.AI31])" office:value-type="float" office:value="1728">
            <text:p>1728</text:p>
          </table:table-cell>
          <table:table-cell table:formula="of:=POWER([.AE31]-[.$B31]; [.AI31])" office:value-type="float" office:value="1000">
            <text:p>1000</text:p>
          </table:table-cell>
          <table:table-cell table:formula="of:=POWER([.AF31]-[.$C31]; [.AI31])" office:value-type="float" office:value="74088">
            <text:p>74088</text:p>
          </table:table-cell>
          <table:table-cell table:formula="of:=POWER([.AG31]-[.$D31]; [.AI31])" office:value-type="float" office:value="-125">
            <text:p>-125</text:p>
          </table:table-cell>
          <table:table-cell table:formula="of:=POWER(SUM([.AJ31:.AM31]); 1/[.AI31])" office:value-type="float" office:value="42.4862239087569">
            <text:p>42.4862239088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32]-[.$A32]; [.K32])" office:value-type="float" office:value="3844">
            <text:p>3844</text:p>
          </table:table-cell>
          <table:table-cell table:formula="of:=POWER([.G32]-[.$B32]; [.K32])" office:value-type="float" office:value="4624">
            <text:p>4624</text:p>
          </table:table-cell>
          <table:table-cell table:formula="of:=POWER([.H32]-[.$C32]; [.K32])" office:value-type="float" office:value="7744">
            <text:p>7744</text:p>
          </table:table-cell>
          <table:table-cell table:formula="of:=POWER([.I32]-[.$D32]; [.K32])" office:value-type="float" office:value="3969">
            <text:p>3969</text:p>
          </table:table-cell>
          <table:table-cell table:formula="of:=SQRT(SUM([.L32:.O32]))" office:value-type="float" office:value="142.059846543631">
            <text:p>142.059846543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32]-[.$A32]; [.W32])" office:value-type="float" office:value="144">
            <text:p>144</text:p>
          </table:table-cell>
          <table:table-cell table:formula="of:=POWER([.S32]-[.$B32]; [.W32])" office:value-type="float" office:value="324">
            <text:p>324</text:p>
          </table:table-cell>
          <table:table-cell table:formula="of:=POWER([.T32]-[.$C32]; [.W32])" office:value-type="float" office:value="1444">
            <text:p>1444</text:p>
          </table:table-cell>
          <table:table-cell table:formula="of:=POWER([.U32]-[.$D32]; [.W32])" office:value-type="float" office:value="169">
            <text:p>169</text:p>
          </table:table-cell>
          <table:table-cell table:formula="of:=POWER(SUM([.X32:.AA32]); 1/[.W32])" office:value-type="float" office:value="45.6179789118282">
            <text:p>45.6179789118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32]-[.$A32]; [.AI32])" office:value-type="float" office:value="1728">
            <text:p>1728</text:p>
          </table:table-cell>
          <table:table-cell table:formula="of:=POWER([.AE32]-[.$B32]; [.AI32])" office:value-type="float" office:value="5832">
            <text:p>5832</text:p>
          </table:table-cell>
          <table:table-cell table:formula="of:=POWER([.AF32]-[.$C32]; [.AI32])" office:value-type="float" office:value="54872">
            <text:p>54872</text:p>
          </table:table-cell>
          <table:table-cell table:formula="of:=POWER([.AG32]-[.$D32]; [.AI32])" office:value-type="float" office:value="2197">
            <text:p>2197</text:p>
          </table:table-cell>
          <table:table-cell table:formula="of:=POWER(SUM([.AJ32:.AM32]); 1/[.AI32])" office:value-type="float" office:value="40.1306146974551">
            <text:p>40.1306146975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33]-[.$A33]; [.K33])" office:value-type="float" office:value="8464">
            <text:p>8464</text:p>
          </table:table-cell>
          <table:table-cell table:formula="of:=POWER([.G33]-[.$B33]; [.K33])" office:value-type="float" office:value="3844">
            <text:p>3844</text:p>
          </table:table-cell>
          <table:table-cell table:formula="of:=POWER([.H33]-[.$C33]; [.K33])" office:value-type="float" office:value="625">
            <text:p>625</text:p>
          </table:table-cell>
          <table:table-cell table:formula="of:=POWER([.I33]-[.$D33]; [.K33])" office:value-type="float" office:value="4225">
            <text:p>4225</text:p>
          </table:table-cell>
          <table:table-cell table:formula="of:=SQRT(SUM([.L33:.O33]))" office:value-type="float" office:value="130.988549117852">
            <text:p>130.988549117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33]-[.$A33]; [.W33])" office:value-type="float" office:value="1764">
            <text:p>1764</text:p>
          </table:table-cell>
          <table:table-cell table:formula="of:=POWER([.S33]-[.$B33]; [.W33])" office:value-type="float" office:value="144">
            <text:p>144</text:p>
          </table:table-cell>
          <table:table-cell table:formula="of:=POWER([.T33]-[.$C33]; [.W33])" office:value-type="float" office:value="625">
            <text:p>625</text:p>
          </table:table-cell>
          <table:table-cell table:formula="of:=POWER([.U33]-[.$D33]; [.W33])" office:value-type="float" office:value="225">
            <text:p>225</text:p>
          </table:table-cell>
          <table:table-cell table:formula="of:=POWER(SUM([.X33:.AA33]); 1/[.W33])" office:value-type="float" office:value="52.5166640220035">
            <text:p>52.516664022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33]-[.$A33]; [.AI33])" office:value-type="float" office:value="74088">
            <text:p>74088</text:p>
          </table:table-cell>
          <table:table-cell table:formula="of:=POWER([.AE33]-[.$B33]; [.AI33])" office:value-type="float" office:value="1728">
            <text:p>1728</text:p>
          </table:table-cell>
          <table:table-cell table:formula="of:=POWER([.AF33]-[.$C33]; [.AI33])" office:value-type="float" office:value="-15625">
            <text:p>-15625</text:p>
          </table:table-cell>
          <table:table-cell table:formula="of:=POWER([.AG33]-[.$D33]; [.AI33])" office:value-type="float" office:value="3375">
            <text:p>3375</text:p>
          </table:table-cell>
          <table:table-cell table:formula="of:=POWER(SUM([.AJ33:.AM33]); 1/[.AI33])" office:value-type="float" office:value="39.909378180524">
            <text:p>39.9093781805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34]-[.$A34]; [.K34])" office:value-type="float" office:value="484">
            <text:p>484</text:p>
          </table:table-cell>
          <table:table-cell table:formula="of:=POWER([.G34]-[.$B34]; [.K34])" office:value-type="float" office:value="3721">
            <text:p>3721</text:p>
          </table:table-cell>
          <table:table-cell table:formula="of:=POWER([.H34]-[.$C34]; [.K34])" office:value-type="float" office:value="4356">
            <text:p>4356</text:p>
          </table:table-cell>
          <table:table-cell table:formula="of:=POWER([.I34]-[.$D34]; [.K34])" office:value-type="float" office:value="3721">
            <text:p>3721</text:p>
          </table:table-cell>
          <table:table-cell table:formula="of:=SQRT(SUM([.L34:.O34]))" office:value-type="float" office:value="110.824185086108">
            <text:p>110.8241850861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34]-[.$A34]; [.W34])" office:value-type="float" office:value="784">
            <text:p>784</text:p>
          </table:table-cell>
          <table:table-cell table:formula="of:=POWER([.S34]-[.$B34]; [.W34])" office:value-type="float" office:value="121">
            <text:p>121</text:p>
          </table:table-cell>
          <table:table-cell table:formula="of:=POWER([.T34]-[.$C34]; [.W34])" office:value-type="float" office:value="256">
            <text:p>256</text:p>
          </table:table-cell>
          <table:table-cell table:formula="of:=POWER([.U34]-[.$D34]; [.W34])" office:value-type="float" office:value="121">
            <text:p>121</text:p>
          </table:table-cell>
          <table:table-cell table:formula="of:=POWER(SUM([.X34:.AA34]); 1/[.W34])" office:value-type="float" office:value="35.8050275799363">
            <text:p>35.8050275799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34]-[.$A34]; [.AI34])" office:value-type="float" office:value="-21952">
            <text:p>-21952</text:p>
          </table:table-cell>
          <table:table-cell table:formula="of:=POWER([.AE34]-[.$B34]; [.AI34])" office:value-type="float" office:value="1331">
            <text:p>1331</text:p>
          </table:table-cell>
          <table:table-cell table:formula="of:=POWER([.AF34]-[.$C34]; [.AI34])" office:value-type="float" office:value="4096">
            <text:p>4096</text:p>
          </table:table-cell>
          <table:table-cell table:formula="of:=POWER([.AG34]-[.$D34]; [.AI34])" office:value-type="float" office:value="1331">
            <text:p>1331</text:p>
          </table:table-cell>
          <table:table-cell table:formula="of:=POWER(SUM([.AJ34:.AM34]); 1/[.AI34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POWER([.F35]-[.$A35]; [.K35])" office:value-type="float" office:value="400">
            <text:p>400</text:p>
          </table:table-cell>
          <table:table-cell table:formula="of:=POWER([.G35]-[.$B35]; [.K35])" office:value-type="float" office:value="1296">
            <text:p>1296</text:p>
          </table:table-cell>
          <table:table-cell table:formula="of:=POWER([.H35]-[.$C35]; [.K35])" office:value-type="float" office:value="196">
            <text:p>196</text:p>
          </table:table-cell>
          <table:table-cell table:formula="of:=POWER([.I35]-[.$D35]; [.K35])" office:value-type="float" office:value="3364">
            <text:p>3364</text:p>
          </table:table-cell>
          <table:table-cell table:formula="of:=SQRT(SUM([.L35:.O35]))" office:value-type="float" office:value="72.4982758415674">
            <text:p>72.4982758416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table:formula="of:=POWER([.R35]-[.$A35]; [.W35])" office:value-type="float" office:value="900">
            <text:p>900</text:p>
          </table:table-cell>
          <table:table-cell table:formula="of:=POWER([.S35]-[.$B35]; [.W35])" office:value-type="float" office:value="196">
            <text:p>196</text:p>
          </table:table-cell>
          <table:table-cell table:formula="of:=POWER([.T35]-[.$C35]; [.W35])" office:value-type="float" office:value="1296">
            <text:p>1296</text:p>
          </table:table-cell>
          <table:table-cell table:formula="of:=POWER([.U35]-[.$D35]; [.W35])" office:value-type="float" office:value="64">
            <text:p>64</text:p>
          </table:table-cell>
          <table:table-cell table:formula="of:=POWER(SUM([.X35:.AA35]); 1/[.W35])" office:value-type="float" office:value="49.5580467734555">
            <text:p>49.5580467735</text:p>
          </table:table-cell>
          <table:table-cell/>
          <table:table-cell table:number-columns-repeated="4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POWER([.AD35]-[.$A35]; [.AI35])" office:value-type="float" office:value="-27000">
            <text:p>-27000</text:p>
          </table:table-cell>
          <table:table-cell table:formula="of:=POWER([.AE35]-[.$B35]; [.AI35])" office:value-type="float" office:value="-2744">
            <text:p>-2744</text:p>
          </table:table-cell>
          <table:table-cell table:formula="of:=POWER([.AF35]-[.$C35]; [.AI35])" office:value-type="float" office:value="-46656">
            <text:p>-46656</text:p>
          </table:table-cell>
          <table:table-cell table:formula="of:=POWER([.AG35]-[.$D35]; [.AI35])" office:value-type="float" office:value="512">
            <text:p>512</text:p>
          </table:table-cell>
          <table:table-cell table:formula="of:=POWER(SUM([.AJ35:.AM35]); 1/[.AI35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4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table:number-columns-repeated="4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4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table:number-columns-repeated="4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4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table:number-columns-repeated="4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table:number-columns-repeated="4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4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table:number-columns-repeated="4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4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number-columns-repeated="4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number-columns-repeated="4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table:number-columns-repeated="4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table:number-columns-repeated="4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float" office:value="38">
            <text:p>38</text:p>
          </table:table-cell>
          <table:table-cell table:number-columns-repeated="4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table:number-columns-repeated="4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4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number-columns-repeated="4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4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table:number-columns-repeated="4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number-columns-repeated="4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42">
            <text:p>42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39">
            <text:p>39</text:p>
          </table:table-cell>
          <table:table-cell office:value-type="float" office:value="98">
            <text:p>98</text:p>
          </table:table-cell>
          <table:table-cell table:number-columns-repeated="4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table:number-columns-repeated="4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4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table:number-columns-repeated="4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4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4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table:number-columns-repeated="4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table:number-columns-repeated="4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table:number-columns-repeated="4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table:number-columns-repeated="4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4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table:number-columns-repeated="4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table:number-columns-repeated="4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table:number-columns-repeated="4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number-columns-repeated="4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2" office:value-type="float" office:value="40">
            <text:p>40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4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4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table:number-columns-repeated="4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table:number-columns-repeated="4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4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table:number-columns-repeated="4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4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4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number-columns-repeated="4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table:number-columns-repeated="4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table:number-columns-repeated="47"/>
        </table:table-row>
        <table:table-row table:style-name="ro1">
          <table:table-cell table:number-columns-repeated="2"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table:number-columns-repeated="4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4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table:number-columns-repeated="4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number-columns-repeated="4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4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table:number-columns-repeated="4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4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table:number-columns-repeated="4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table:number-columns-repeated="4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4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table:number-columns-repeated="4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table:number-columns-repeated="4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table:number-columns-repeated="4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4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4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table:number-columns-repeated="4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table:number-columns-repeated="4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table:number-columns-repeated="4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table:number-columns-repeated="4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4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4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4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table:number-columns-repeated="47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5">
            <text:p>45</text:p>
          </table:table-cell>
          <table:table-cell office:value-type="float" office:value="73">
            <text:p>73</text:p>
          </table:table-cell>
          <table:table-cell table:number-columns-repeated="4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42">
            <text:p>42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4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table:number-columns-repeated="4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table:number-columns-repeated="4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table:number-columns-repeated="2" office:value-type="float" office:value="39">
            <text:p>39</text:p>
          </table:table-cell>
          <table:table-cell table:number-columns-repeated="4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table:number-columns-repeated="4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7">
            <text:p>87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table:number-columns-repeated="4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table:number-columns-repeated="4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number-columns-repeated="4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table:number-columns-repeated="4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table:number-columns-repeated="4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table:number-columns-repeated="4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table:number-columns-repeated="4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4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table:number-columns-repeated="4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4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table:number-columns-repeated="4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4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44">
            <text:p>44</text:p>
          </table:table-cell>
          <table:table-cell table:number-columns-repeated="4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number-columns-repeated="4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number-columns-repeated="4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number-columns-repeated="4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number-columns-repeated="4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4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table:number-columns-repeated="4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4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table:number-columns-repeated="4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table:number-columns-repeated="4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table:number-columns-repeated="4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table:number-columns-repeated="4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4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table:number-columns-repeated="4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number-columns-repeated="4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4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number-columns-repeated="4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table:number-columns-repeated="4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table:number-columns-repeated="4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table:number-columns-repeated="4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4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table:number-columns-repeated="4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table:number-columns-repeated="4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4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2"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table:number-columns-repeated="4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4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4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number-columns-repeated="4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table:number-columns-repeated="4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table:number-columns-repeated="4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table:number-columns-repeated="4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table:number-columns-repeated="4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table:number-columns-repeated="4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table:number-columns-repeated="4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number-columns-repeated="4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table:number-columns-repeated="4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table:number-columns-repeated="4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52">
            <text:p>52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table:number-columns-repeated="47"/>
        </table:table-row>
        <table:table-row table:style-name="ro1">
          <table:table-cell table:number-columns-repeated="2"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table:number-columns-repeated="4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table:number-columns-repeated="2"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table:number-columns-repeated="4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table:number-columns-repeated="4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4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table:number-columns-repeated="4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table:number-columns-repeated="4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table:number-columns-repeated="4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table:number-columns-repeated="4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table:number-columns-repeated="4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table:number-columns-repeated="4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number-columns-repeated="4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4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4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table:number-columns-repeated="4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table:number-columns-repeated="4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  <table:table-cell table:number-columns-repeated="4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table:number-columns-repeated="4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table:number-columns-repeated="4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table:number-columns-repeated="4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table:number-columns-repeated="4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4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number-columns-repeated="4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table:number-columns-repeated="4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table:number-columns-repeated="4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table:number-columns-repeated="4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4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table:number-columns-repeated="4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number-columns-repeated="4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table:number-columns-repeated="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table:number-columns-repeated="4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table:number-columns-repeated="4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number-columns-repeated="4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table:number-columns-repeated="4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table:number-columns-repeated="4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4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7">
            <text:p>97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table:number-columns-repeated="4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4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 table:number-columns-repeated="4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table:number-columns-repeated="4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number-columns-repeated="4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table:number-columns-repeated="4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47"/>
        </table:table-row>
        <table:table-row table:style-name="ro1" table:number-rows-repeated="1048285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10-21T17:18:23</dc:date>
    <meta:generator>LibreOffice/3.6$Linux_X86_64 LibreOffice_project/360m1$Build-304</meta:generator>
    <meta:editing-duration>PT23M25S</meta:editing-duration>
    <meta:editing-cycles>13</meta:editing-cycles>
    <meta:document-statistic meta:table-count="1" meta:cell-count="2169" meta:object-count="0"/>
  </office:meta>
</office:document-meta>
</file>